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2569in" text:list-level-position-and-space-mode="label-alignment">
          <style:list-level-label-alignment text:label-followed-by="listtab" fo:margin-left="0.5069in" fo:text-indent="-0.2569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0pt" style:font-size-asian="20pt" style:font-size-complex="20pt" fo:language="en" fo:country="GB"/>
    </style:style>
    <style:style style:name="P3" style:parent-style-name="Standard" style:family="paragraph">
      <style:paragraph-properties fo:text-align="center"/>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Listenabsatz" style:list-style-name="LFO1" style:family="paragraph"/>
    <style:style style:name="P7" style:parent-style-name="Listenabsatz" style:list-style-name="LFO1" style:family="paragraph"/>
    <style:style style:name="P8" style:parent-style-name="Listenabsatz" style:list-style-name="LFO1" style:family="paragraph"/>
    <style:style style:name="P9" style:parent-style-name="Listenabsatz" style:list-style-name="LFO1" style:family="paragraph"/>
    <style:style style:name="P10" style:parent-style-name="Listenabsatz" style:list-style-name="LFO1" style:family="paragraph"/>
    <style:style style:name="P11" style:parent-style-name="Listenabsatz" style:list-style-name="LFO1" style:family="paragraph"/>
    <style:style style:name="P12" style:parent-style-name="Listenabsatz" style:list-style-name="LFO1" style:family="paragraph"/>
    <style:style style:name="P13" style:parent-style-name="Standard" style:family="paragraph">
      <style:paragraph-properties fo:break-before="page"/>
    </style:style>
    <style:style style:name="P14"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paragraph-properties fo:break-before="page"/>
      <style:text-properties fo:language="en" fo:country="GB"/>
    </style:style>
    <style:style style:name="P18"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Listenabsatz" style:list-style-name="LFO3" style:family="paragraph"/>
    <style:style style:name="T22" style:parent-style-name="Absatz-Standardschriftart" style:family="text">
      <style:text-properties fo:language="en" fo:country="GB"/>
    </style:style>
    <style:style style:name="P23" style:parent-style-name="Standard" style:family="paragraph">
      <style:paragraph-properties fo:margin-left="0.25in">
        <style:tab-stops/>
      </style:paragraph-properties>
      <style:text-properties fo:language="en" fo:country="GB"/>
    </style:style>
    <style:style style:name="P24" style:parent-style-name="Standard" style:family="paragraph">
      <style:paragraph-properties fo:margin-left="0.25in">
        <style:tab-stops/>
      </style:paragraph-properties>
      <style:text-properties fo:language="en" fo:country="GB"/>
    </style:style>
    <style:style style:name="P25" style:parent-style-name="Standard" style:family="paragraph">
      <style:paragraph-properties fo:margin-left="0.25in">
        <style:tab-stops/>
      </style:paragraph-properties>
      <style:text-properties fo:language="en" fo:country="GB"/>
    </style:style>
    <style:style style:name="P26" style:parent-style-name="Listenabsatz" style:list-style-name="LFO4" style:family="paragraph">
      <style:text-properties fo:language="en" fo:country="GB"/>
    </style:style>
    <style:style style:name="P27" style:parent-style-name="Standard" style:family="paragraph">
      <style:paragraph-properties fo:margin-left="0.25in">
        <style:tab-stops/>
      </style:paragraph-properties>
      <style:text-properties fo:language="en" fo:country="GB"/>
    </style:style>
    <style:style style:name="P28" style:parent-style-name="Standard" style:family="paragraph">
      <style:paragraph-properties fo:margin-left="0.25in">
        <style:tab-stops/>
      </style:paragraph-properties>
      <style:text-properties fo:language="en" fo:country="GB"/>
    </style:style>
    <style:style style:name="P29" style:parent-style-name="Standard" style:family="paragraph">
      <style:paragraph-properties fo:margin-left="0.25in">
        <style:tab-stops/>
      </style:paragraph-properties>
      <style:text-properties fo:language="en" fo:country="GB"/>
    </style:style>
    <style:style style:name="P30" style:parent-style-name="Listenabsatz" style:list-style-name="LFO4" style:family="paragraph">
      <style:text-properties fo:language="en" fo:country="GB"/>
    </style:style>
    <style:style style:name="P31" style:parent-style-name="Standard" style:family="paragraph">
      <style:paragraph-properties fo:margin-left="0.25in">
        <style:tab-stops/>
      </style:paragraph-properties>
      <style:text-properties fo:language="en" fo:country="GB"/>
    </style:style>
    <style:style style:name="P32" style:parent-style-name="Listenabsatz" style:list-style-name="LFO4" style:family="paragraph">
      <style:text-properties fo:language="en" fo:country="GB"/>
    </style:style>
    <style:style style:name="P33" style:parent-style-name="Standard" style:family="paragraph">
      <style:paragraph-properties fo:margin-left="0.25in">
        <style:tab-stops/>
      </style:paragraph-properties>
      <style:text-properties fo:language="en" fo:country="GB"/>
    </style:style>
    <style:style style:name="P34" style:parent-style-name="Listenabsatz" style:list-style-name="LFO4" style:family="paragraph">
      <style:text-properties fo:language="en" fo:country="GB"/>
    </style:style>
    <style:style style:name="P35" style:parent-style-name="Standard" style:family="paragraph">
      <style:paragraph-properties fo:margin-left="0.25in">
        <style:tab-stops/>
      </style:paragraph-properties>
      <style:text-properties fo:language="en" fo:country="GB"/>
    </style:style>
    <style:style style:name="P36" style:parent-style-name="Standard" style:family="paragraph">
      <style:paragraph-properties fo:margin-left="0.25in">
        <style:tab-stops/>
      </style:paragraph-properties>
      <style:text-properties fo:language="en" fo:country="GB"/>
    </style:style>
    <style:style style:name="P37" style:parent-style-name="Standard" style:family="paragraph">
      <style:paragraph-properties fo:margin-left="0.25in">
        <style:tab-stops/>
      </style:paragraph-properties>
      <style:text-properties fo:language="en" fo:country="GB"/>
    </style:style>
    <style:style style:name="P38" style:parent-style-name="Standard" style:family="paragraph">
      <style:paragraph-properties fo:margin-left="0.25in">
        <style:tab-stops/>
      </style:paragraph-properties>
      <style:text-properties fo:language="en" fo:country="GB"/>
    </style:style>
    <style:style style:name="P39" style:parent-style-name="Listenabsatz" style:list-style-name="LFO4" style:family="paragraph">
      <style:text-properties fo:language="en" fo:country="GB"/>
    </style:style>
    <style:style style:name="P40" style:parent-style-name="Standard" style:family="paragraph">
      <style:paragraph-properties fo:margin-left="0.25in">
        <style:tab-stops/>
      </style:paragraph-properties>
      <style:text-properties fo:language="en" fo:country="GB"/>
    </style:style>
    <style:style style:name="P41" style:parent-style-name="Listenabsatz" style:list-style-name="LFO4" style:family="paragraph">
      <style:text-properties fo:language="en" fo:country="GB"/>
    </style:style>
    <style:style style:name="P42" style:parent-style-name="Standard" style:family="paragraph">
      <style:paragraph-properties fo:margin-left="0.25in">
        <style:tab-stops/>
      </style:paragraph-properties>
      <style:text-properties fo:language="en" fo:country="GB"/>
    </style:style>
    <style:style style:name="P43" style:parent-style-name="Listenabsatz" style:list-style-name="LFO4" style:family="paragraph">
      <style:text-properties fo:language="en" fo:country="GB"/>
    </style:style>
    <style:style style:name="P44" style:parent-style-name="Standard" style:family="paragraph">
      <style:paragraph-properties fo:margin-left="0.25in">
        <style:tab-stops/>
      </style:paragraph-properties>
      <style:text-properties fo:language="en" fo:country="GB"/>
    </style:style>
    <style:style style:name="P45" style:parent-style-name="Standard" style:family="paragraph">
      <style:paragraph-properties fo:margin-left="0.25in">
        <style:tab-stops/>
      </style:paragraph-properties>
      <style:text-properties fo:language="en" fo:country="GB"/>
    </style:style>
    <style:style style:name="P46" style:parent-style-name="Standard" style:family="paragraph">
      <style:paragraph-properties fo:margin-left="0.25in">
        <style:tab-stops/>
      </style:paragraph-properties>
      <style:text-properties fo:language="en" fo:country="GB"/>
    </style:style>
    <style:style style:name="P47" style:parent-style-name="Listenabsatz" style:list-style-name="LFO4" style:family="paragraph">
      <style:text-properties fo:language="en" fo:country="GB"/>
    </style:style>
    <style:style style:name="P48" style:parent-style-name="Standard" style:family="paragraph">
      <style:paragraph-properties fo:margin-left="0.25in">
        <style:tab-stops/>
      </style:paragraph-properties>
      <style:text-properties fo:language="en" fo:country="GB"/>
    </style:style>
    <style:style style:name="P49" style:parent-style-name="Listenabsatz" style:list-style-name="LFO4" style:family="paragraph">
      <style:text-properties fo:language="en" fo:country="GB"/>
    </style:style>
    <style:style style:name="P50" style:parent-style-name="Standard" style:family="paragraph">
      <style:paragraph-properties fo:margin-left="0.25in">
        <style:tab-stops/>
      </style:paragraph-properties>
      <style:text-properties fo:language="en" fo:country="GB"/>
    </style:style>
    <style:style style:name="P51" style:parent-style-name="Standard" style:family="paragraph">
      <style:paragraph-properties fo:margin-left="0.25in">
        <style:tab-stops/>
      </style:paragraph-properties>
      <style:text-properties fo:language="en" fo:country="GB"/>
    </style:style>
    <style:style style:name="P52" style:parent-style-name="Standard" style:family="paragraph">
      <style:paragraph-properties fo:margin-left="0.25in">
        <style:tab-stops/>
      </style:paragraph-properties>
      <style:text-properties fo:language="en" fo:country="GB"/>
    </style:style>
    <style:style style:name="P53" style:parent-style-name="Standard" style:family="paragraph">
      <style:paragraph-properties fo:margin-left="0.25in">
        <style:tab-stops/>
      </style:paragraph-properties>
      <style:text-properties fo:language="en" fo:country="GB"/>
    </style:style>
    <style:style style:name="P54" style:parent-style-name="Listenabsatz" style:list-style-name="LFO4" style:family="paragraph">
      <style:text-properties fo:language="en" fo:country="GB"/>
    </style:style>
    <style:style style:name="P55" style:parent-style-name="Standard" style:family="paragraph">
      <style:paragraph-properties fo:margin-left="0.25in">
        <style:tab-stops/>
      </style:paragraph-properties>
      <style:text-properties fo:language="en" fo:country="GB"/>
    </style:style>
    <style:style style:name="P56" style:parent-style-name="Listenabsatz" style:list-style-name="LFO4" style:family="paragraph">
      <style:text-properties fo:language="en" fo:country="GB"/>
    </style:style>
    <style:style style:name="P57" style:parent-style-name="Standard" style:family="paragraph">
      <style:paragraph-properties fo:margin-left="0.25in">
        <style:tab-stops/>
      </style:paragraph-properties>
      <style:text-properties fo:language="en" fo:country="GB"/>
    </style:style>
    <style:style style:name="P58" style:parent-style-name="Listenabsatz" style:list-style-name="LFO4" style:family="paragraph">
      <style:text-properties fo:language="en" fo:country="GB"/>
    </style:style>
    <style:style style:name="P59" style:parent-style-name="Standard" style:family="paragraph">
      <style:paragraph-properties fo:margin-left="0.25in">
        <style:tab-stops/>
      </style:paragraph-properties>
      <style:text-properties fo:language="en" fo:country="GB"/>
    </style:style>
    <style:style style:name="P60" style:parent-style-name="Standard" style:family="paragraph">
      <style:paragraph-properties fo:break-before="page"/>
      <style:text-properties fo:language="en" fo:country="GB"/>
    </style:style>
    <style:style style:name="P61"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62" style:parent-style-name="Standard" style:family="paragraph">
      <style:text-properties fo:language="en" fo:country="GB"/>
    </style:style>
    <style:style style:name="P63" style:parent-style-name="Standard" style:family="paragraph">
      <style:text-properties fo:language="en" fo:country="GB"/>
    </style:style>
    <style:style style:name="P64" style:parent-style-name="Listenabsatz" style:list-style-name="LFO2" style:family="paragraph">
      <style:text-properties fo:language="en" fo:country="GB"/>
    </style:style>
    <style:style style:name="P65" style:parent-style-name="Listenabsatz" style:list-style-name="LFO2" style:family="paragraph">
      <style:text-properties fo:language="en" fo:country="GB"/>
    </style:style>
    <style:style style:name="P66" style:parent-style-name="Listenabsatz" style:list-style-name="LFO2" style:family="paragraph">
      <style:text-properties fo:language="en" fo:country="GB"/>
    </style:style>
    <style:style style:name="P67" style:parent-style-name="Listenabsatz" style:list-style-name="LFO2" style:family="paragraph">
      <style:text-properties fo:language="en" fo:country="GB"/>
    </style:style>
    <style:style style:name="P68" style:parent-style-name="Standard" style:family="paragraph">
      <style:text-properties fo:language="en" fo:country="GB"/>
    </style:style>
    <style:style style:name="P69" style:parent-style-name="Standard" style:family="paragraph">
      <style:text-properties fo:language="en" fo:country="GB"/>
    </style:style>
    <style:style style:name="P70" style:parent-style-name="Standard" style:family="paragraph">
      <style:text-properties fo:language="en" fo:country="GB"/>
    </style:style>
    <style:style style:name="P71" style:parent-style-name="Standard" style:family="paragraph">
      <style:text-properties style:font-name="Consolas" fo:font-size="10pt" style:font-size-asian="10pt" style:font-size-complex="10pt" fo:language="en" fo:country="GB"/>
    </style:style>
    <style:style style:name="P72" style:parent-style-name="Standard" style:family="paragraph">
      <style:text-properties style:font-name="Consolas" fo:font-size="10pt" style:font-size-asian="10pt" style:font-size-complex="10pt" fo:language="en" fo:country="GB"/>
    </style:style>
    <style:style style:name="T73"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74" style:parent-style-name="Absatz-Standardschriftart" style:family="text">
      <style:text-properties style:font-name="Consolas" style:font-name-complex="Aptos" fo:font-size="10pt" style:font-size-asian="10pt" style:font-size-complex="10pt" fo:language="en" fo:country="GB"/>
    </style:style>
    <style:style style:name="T75" style:parent-style-name="Absatz-Standardschriftart" style:family="text">
      <style:text-properties style:font-name="Consolas" fo:font-size="10pt" style:font-size-asian="10pt" style:font-size-complex="10pt" fo:language="en" fo:country="GB"/>
    </style:style>
    <style:style style:name="T76"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77" style:parent-style-name="Absatz-Standardschriftart" style:family="text">
      <style:text-properties style:font-name="Consolas" style:font-name-complex="Aptos" fo:font-size="10pt" style:font-size-asian="10pt" style:font-size-complex="10pt" fo:language="en" fo:country="GB"/>
    </style:style>
    <style:style style:name="T78" style:parent-style-name="Absatz-Standardschriftart" style:family="text">
      <style:text-properties style:font-name="Consolas" fo:font-size="10pt" style:font-size-asian="10pt" style:font-size-complex="10pt" fo:language="en" fo:country="GB"/>
    </style:style>
    <style:style style:name="P79" style:parent-style-name="Standard" style:family="paragraph">
      <style:text-properties style:font-name="Consolas" fo:font-size="10pt" style:font-size-asian="10pt" style:font-size-complex="10pt" fo:language="en" fo:country="GB"/>
    </style:style>
    <style:style style:name="T80"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81" style:parent-style-name="Absatz-Standardschriftart" style:family="text">
      <style:text-properties style:font-name="Consolas" style:font-name-complex="Aptos" fo:font-size="10pt" style:font-size-asian="10pt" style:font-size-complex="10pt" fo:language="en" fo:country="GB"/>
    </style:style>
    <style:style style:name="T82" style:parent-style-name="Absatz-Standardschriftart" style:family="text">
      <style:text-properties style:font-name="Consolas" fo:font-size="10pt" style:font-size-asian="10pt" style:font-size-complex="10pt" fo:language="en" fo:country="GB"/>
    </style:style>
    <style:style style:name="T83" style:parent-style-name="Absatz-Standardschriftart" style:family="text">
      <style:text-properties style:font-name="Consolas" fo:font-size="10pt" style:font-size-asian="10pt" style:font-size-complex="10pt" fo:language="en" fo:country="GB"/>
    </style:style>
    <style:style style:name="T84"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85" style:parent-style-name="Absatz-Standardschriftart" style:family="text">
      <style:text-properties style:font-name="Consolas" style:font-name-complex="Aptos" fo:font-size="10pt" style:font-size-asian="10pt" style:font-size-complex="10pt" fo:language="en" fo:country="GB"/>
    </style:style>
    <style:style style:name="T86" style:parent-style-name="Absatz-Standardschriftart" style:family="text">
      <style:text-properties style:font-name="Consolas" fo:font-size="10pt" style:font-size-asian="10pt" style:font-size-complex="10pt" fo:language="en" fo:country="GB"/>
    </style:style>
    <style:style style:name="T87" style:parent-style-name="Absatz-Standardschriftart" style:family="text">
      <style:text-properties style:font-name="Consolas" fo:font-size="10pt" style:font-size-asian="10pt" style:font-size-complex="10pt" fo:language="en" fo:country="GB"/>
    </style:style>
    <style:style style:name="T88"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89" style:parent-style-name="Absatz-Standardschriftart" style:family="text">
      <style:text-properties style:font-name="Consolas" style:font-name-complex="Aptos" fo:font-size="10pt" style:font-size-asian="10pt" style:font-size-complex="10pt" fo:language="en" fo:country="GB"/>
    </style:style>
    <style:style style:name="T90" style:parent-style-name="Absatz-Standardschriftart" style:family="text">
      <style:text-properties style:font-name="Consolas" fo:font-size="10pt" style:font-size-asian="10pt" style:font-size-complex="10pt" fo:language="en" fo:country="GB"/>
    </style:style>
    <style:style style:name="T91" style:parent-style-name="Absatz-Standardschriftart" style:family="text">
      <style:text-properties style:font-name="Consolas" fo:font-size="10pt" style:font-size-asian="10pt" style:font-size-complex="10pt" fo:language="en" fo:country="GB"/>
    </style:style>
    <style:style style:name="T92"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93" style:parent-style-name="Absatz-Standardschriftart" style:family="text">
      <style:text-properties style:font-name="Consolas" style:font-name-complex="Aptos" fo:font-size="10pt" style:font-size-asian="10pt" style:font-size-complex="10pt" fo:language="en" fo:country="GB"/>
    </style:style>
    <style:style style:name="T94" style:parent-style-name="Absatz-Standardschriftart" style:family="text">
      <style:text-properties style:font-name="Consolas" fo:font-size="10pt" style:font-size-asian="10pt" style:font-size-complex="10pt" fo:language="en" fo:country="GB"/>
    </style:style>
    <style:style style:name="T95" style:parent-style-name="Absatz-Standardschriftart" style:family="text">
      <style:text-properties style:font-name="Consolas" fo:font-size="10pt" style:font-size-asian="10pt" style:font-size-complex="10pt" fo:language="en" fo:country="GB"/>
    </style:style>
    <style:style style:name="T96"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97" style:parent-style-name="Absatz-Standardschriftart" style:family="text">
      <style:text-properties style:font-name="Consolas" style:font-name-complex="Aptos" fo:font-size="10pt" style:font-size-asian="10pt" style:font-size-complex="10pt" fo:language="en" fo:country="GB"/>
    </style:style>
    <style:style style:name="T98" style:parent-style-name="Absatz-Standardschriftart" style:family="text">
      <style:text-properties style:font-name="Consolas" fo:font-size="10pt" style:font-size-asian="10pt" style:font-size-complex="10pt" fo:language="en" fo:country="GB"/>
    </style:style>
    <style:style style:name="T99" style:parent-style-name="Absatz-Standardschriftart" style:family="text">
      <style:text-properties style:font-name="Consolas" fo:font-size="10pt" style:font-size-asian="10pt" style:font-size-complex="10pt" fo:language="en" fo:country="GB"/>
    </style:style>
    <style:style style:name="T100"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01" style:parent-style-name="Absatz-Standardschriftart" style:family="text">
      <style:text-properties style:font-name="Consolas" style:font-name-complex="Aptos" fo:font-size="10pt" style:font-size-asian="10pt" style:font-size-complex="10pt" fo:language="en" fo:country="GB"/>
    </style:style>
    <style:style style:name="T102" style:parent-style-name="Absatz-Standardschriftart" style:family="text">
      <style:text-properties style:font-name="Consolas" fo:font-size="10pt" style:font-size-asian="10pt" style:font-size-complex="10pt" fo:language="en" fo:country="GB"/>
    </style:style>
    <style:style style:name="T103" style:parent-style-name="Absatz-Standardschriftart" style:family="text">
      <style:text-properties style:font-name="Consolas" fo:font-size="10pt" style:font-size-asian="10pt" style:font-size-complex="10pt" fo:language="en" fo:country="GB"/>
    </style:style>
    <style:style style:name="T104"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05" style:parent-style-name="Absatz-Standardschriftart" style:family="text">
      <style:text-properties style:font-name="Consolas" style:font-name-complex="Aptos" fo:font-size="10pt" style:font-size-asian="10pt" style:font-size-complex="10pt" fo:language="en" fo:country="GB"/>
    </style:style>
    <style:style style:name="T106" style:parent-style-name="Absatz-Standardschriftart" style:family="text">
      <style:text-properties style:font-name="Consolas" fo:font-size="10pt" style:font-size-asian="10pt" style:font-size-complex="10pt" fo:language="en" fo:country="GB"/>
    </style:style>
    <style:style style:name="T107" style:parent-style-name="Absatz-Standardschriftart" style:family="text">
      <style:text-properties style:font-name="Consolas" fo:font-size="10pt" style:font-size-asian="10pt" style:font-size-complex="10pt" fo:language="en" fo:country="GB"/>
    </style:style>
    <style:style style:name="T108"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09" style:parent-style-name="Absatz-Standardschriftart" style:family="text">
      <style:text-properties style:font-name="Consolas" style:font-name-complex="Aptos" fo:font-size="10pt" style:font-size-asian="10pt" style:font-size-complex="10pt" fo:language="en" fo:country="GB"/>
    </style:style>
    <style:style style:name="T110" style:parent-style-name="Absatz-Standardschriftart" style:family="text">
      <style:text-properties style:font-name="Consolas" fo:font-size="10pt" style:font-size-asian="10pt" style:font-size-complex="10pt" fo:language="en" fo:country="GB"/>
    </style:style>
    <style:style style:name="P111" style:parent-style-name="Standard" style:family="paragraph">
      <style:text-properties style:font-name="Consolas" fo:font-size="10pt" style:font-size-asian="10pt" style:font-size-complex="10pt" fo:language="en" fo:country="GB"/>
    </style:style>
    <style:style style:name="T112"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13" style:parent-style-name="Absatz-Standardschriftart" style:family="text">
      <style:text-properties style:font-name="Consolas" style:font-name-complex="Aptos" fo:font-size="10pt" style:font-size-asian="10pt" style:font-size-complex="10pt" fo:language="en" fo:country="GB"/>
    </style:style>
    <style:style style:name="T114" style:parent-style-name="Absatz-Standardschriftart" style:family="text">
      <style:text-properties style:font-name="Consolas" fo:font-size="10pt" style:font-size-asian="10pt" style:font-size-complex="10pt" fo:language="en" fo:country="GB"/>
    </style:style>
    <style:style style:name="T115" style:parent-style-name="Absatz-Standardschriftart" style:family="text">
      <style:text-properties style:font-name="Consolas" fo:font-size="10pt" style:font-size-asian="10pt" style:font-size-complex="10pt" fo:language="en" fo:country="GB"/>
    </style:style>
    <style:style style:name="T116" style:parent-style-name="Absatz-Standardschriftart" style:family="text">
      <style:text-properties style:font-name="Consolas" fo:font-style="italic" style:font-style-asian="italic" style:font-style-complex="italic" fo:font-size="10pt" style:font-size-asian="10pt" style:font-size-complex="10pt" fo:language="en" fo:country="GB"/>
    </style:style>
    <style:style style:name="T117" style:parent-style-name="Absatz-Standardschriftart" style:family="text">
      <style:text-properties style:font-name="Consolas" fo:font-size="10pt" style:font-size-asian="10pt" style:font-size-complex="10pt" fo:language="en" fo:country="GB"/>
    </style:style>
    <style:style style:name="P118" style:parent-style-name="Standard" style:family="paragraph">
      <style:text-properties style:font-name="Consolas" fo:font-size="10pt" style:font-size-asian="10pt" style:font-size-complex="10pt" fo:language="en" fo:country="GB"/>
    </style:style>
    <style:style style:name="T119"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20" style:parent-style-name="Absatz-Standardschriftart" style:family="text">
      <style:text-properties style:font-name="Consolas" style:font-name-complex="Aptos" fo:font-size="10pt" style:font-size-asian="10pt" style:font-size-complex="10pt" fo:language="en" fo:country="GB"/>
    </style:style>
    <style:style style:name="T121" style:parent-style-name="Absatz-Standardschriftart" style:family="text">
      <style:text-properties style:font-name="Consolas" fo:font-size="10pt" style:font-size-asian="10pt" style:font-size-complex="10pt" fo:language="en" fo:country="GB"/>
    </style:style>
    <style:style style:name="P122" style:parent-style-name="Standard" style:family="paragraph">
      <style:text-properties style:font-name="Consolas" fo:font-size="10pt" style:font-size-asian="10pt" style:font-size-complex="10pt" fo:language="en" fo:country="GB"/>
    </style:style>
    <style:style style:name="P123" style:parent-style-name="Standard" style:family="paragraph">
      <style:text-properties style:font-name="Consolas" fo:font-size="10pt" style:font-size-asian="10pt" style:font-size-complex="10pt" fo:language="en" fo:country="GB"/>
    </style:style>
    <style:style style:name="P124" style:parent-style-name="Standard" style:family="paragraph">
      <style:text-properties fo:font-size="10pt" style:font-size-asian="10pt" style:font-size-complex="10pt" fo:language="en" fo:country="GB"/>
    </style:style>
    <style:style style:name="P125" style:parent-style-name="Standard" style:family="paragraph">
      <style:text-properties fo:language="en" fo:country="GB"/>
    </style:style>
    <style:style style:name="P126" style:parent-style-name="Standard" style:family="paragraph">
      <style:text-properties fo:language="en" fo:country="GB"/>
    </style:style>
    <style:style style:name="P127"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T12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29" style:parent-style-name="Absatz-Standardschriftart" style:family="text">
      <style:text-properties fo:language="en" fo:country="GB"/>
    </style:style>
    <style:style style:name="T13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31" style:parent-style-name="Absatz-Standardschriftart" style:family="text">
      <style:text-properties fo:language="en" fo:country="GB"/>
    </style:style>
    <style:style style:name="T13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33" style:parent-style-name="Absatz-Standardschriftart" style:family="text">
      <style:text-properties fo:language="en" fo:country="GB"/>
    </style:style>
    <style:style style:name="P134"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35" style:parent-style-name="Listenabsatz" style:list-style-name="LFO4" style:family="paragraph">
      <style:paragraph-properties fo:text-align="justify"/>
      <style:text-properties fo:language="en" fo:country="GB"/>
    </style:style>
    <style:style style:name="P136" style:parent-style-name="Listenabsatz" style:list-style-name="LFO4" style:family="paragraph">
      <style:paragraph-properties fo:text-align="justify"/>
      <style:text-properties fo:language="en" fo:country="GB"/>
    </style:style>
    <style:style style:name="P137" style:parent-style-name="Listenabsatz" style:list-style-name="LFO4" style:family="paragraph">
      <style:paragraph-properties fo:text-align="justify"/>
      <style:text-properties fo:language="en" fo:country="GB"/>
    </style:style>
    <style:style style:name="P138" style:parent-style-name="Listenabsatz" style:list-style-name="LFO4" style:family="paragraph">
      <style:paragraph-properties fo:text-align="justify"/>
      <style:text-properties fo:language="en" fo:country="GB"/>
    </style:style>
    <style:style style:name="P139"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14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1" style:parent-style-name="Absatz-Standardschriftart" style:family="text">
      <style:text-properties fo:language="en" fo:country="GB"/>
    </style:style>
    <style:style style:name="T14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3" style:parent-style-name="Absatz-Standardschriftart" style:family="text">
      <style:text-properties fo:language="en" fo:country="GB"/>
    </style:style>
    <style:style style:name="T14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5" style:parent-style-name="Absatz-Standardschriftart" style:family="text">
      <style:text-properties fo:language="en" fo:country="GB"/>
    </style:style>
    <style:style style:name="T14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7" style:parent-style-name="Absatz-Standardschriftart" style:family="text">
      <style:text-properties fo:language="en" fo:country="GB"/>
    </style:style>
    <style:style style:name="P148"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49" style:parent-style-name="Listenabsatz" style:list-style-name="LFO4" style:family="paragraph">
      <style:text-properties fo:language="en" fo:country="GB"/>
    </style:style>
    <style:style style:name="P150" style:parent-style-name="Listenabsatz" style:list-style-name="LFO4" style:family="paragraph">
      <style:text-properties fo:language="en" fo:country="GB"/>
    </style:style>
    <style:style style:name="P151" style:parent-style-name="Listenabsatz" style:list-style-name="LFO4" style:family="paragraph">
      <style:text-properties fo:language="en" fo:country="GB"/>
    </style:style>
    <style:style style:name="P152" style:parent-style-name="Listenabsatz" style:list-style-name="LFO4" style:family="paragraph">
      <style:text-properties fo:language="en" fo:country="GB"/>
    </style:style>
    <style:style style:name="P153"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15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5" style:parent-style-name="Absatz-Standardschriftart" style:family="text">
      <style:text-properties fo:language="en" fo:country="GB"/>
    </style:style>
    <style:style style:name="T15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7" style:parent-style-name="Absatz-Standardschriftart" style:family="text">
      <style:text-properties fo:language="en" fo:country="GB"/>
    </style:style>
    <style:style style:name="T15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9" style:parent-style-name="Absatz-Standardschriftart" style:family="text">
      <style:text-properties fo:language="en" fo:country="GB"/>
    </style:style>
    <style:style style:name="T16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61" style:parent-style-name="Absatz-Standardschriftart" style:family="text">
      <style:text-properties fo:language="en" fo:country="GB"/>
    </style:style>
    <style:style style:name="T16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P163" style:parent-style-name="Listenabsatz" style:list-style-name="LFO4" style:family="paragraph">
      <style:text-properties fo:language="en" fo:country="GB"/>
    </style:style>
    <style:style style:name="P164" style:parent-style-name="Listenabsatz" style:list-style-name="LFO4" style:family="paragraph">
      <style:text-properties fo:language="en" fo:country="GB"/>
    </style:style>
    <style:style style:name="P165" style:parent-style-name="Listenabsatz" style:list-style-name="LFO4" style:family="paragraph">
      <style:text-properties fo:language="en" fo:country="GB"/>
    </style:style>
    <style:style style:name="P166" style:parent-style-name="Listenabsatz" style:list-style-name="LFO4" style:family="paragraph">
      <style:text-properties fo:language="en" fo:country="GB"/>
    </style:style>
    <style:style style:name="P167" style:parent-style-name="Listenabsatz" style:list-style-name="LFO4" style:family="paragraph">
      <style:text-properties fo:language="en" fo:country="GB"/>
    </style:style>
    <style:style style:name="P168" style:parent-style-name="Listenabsatz" style:list-style-name="LFO4" style:family="paragraph">
      <style:text-properties fo:language="en" fo:country="GB"/>
    </style:style>
    <style:style style:name="P169" style:parent-style-name="Listenabsatz" style:list-style-name="LFO4" style:family="paragraph">
      <style:text-properties fo:language="en" fo:country="GB"/>
    </style:style>
    <style:style style:name="P170" style:parent-style-name="Listenabsatz" style:list-style-name="LFO4" style:family="paragraph">
      <style:text-properties fo:language="en" fo:country="GB"/>
    </style:style>
    <style:style style:name="P171" style:parent-style-name="Listenabsatz" style:list-style-name="LFO4" style:family="paragraph">
      <style:text-properties fo:language="en" fo:country="GB"/>
    </style:style>
    <style:style style:name="P172" style:parent-style-name="Listenabsatz" style:list-style-name="LFO4" style:family="paragraph">
      <style:text-properties fo:language="en" fo:country="GB"/>
    </style:style>
    <style:style style:name="P173" style:parent-style-name="Listenabsatz" style:list-style-name="LFO4" style:family="paragraph">
      <style:text-properties fo:language="en" fo:country="GB"/>
    </style:style>
    <style:style style:name="P174" style:parent-style-name="Listenabsatz" style:list-style-name="LFO4" style:family="paragraph">
      <style:text-properties fo:language="en" fo:country="GB"/>
    </style:style>
    <style:style style:name="P175"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17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77" style:parent-style-name="Absatz-Standardschriftart" style:family="text">
      <style:text-properties fo:language="en" fo:country="GB"/>
    </style:style>
    <style:style style:name="T17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79" style:parent-style-name="Absatz-Standardschriftart" style:family="text">
      <style:text-properties fo:language="en" fo:country="GB"/>
    </style:style>
    <style:style style:name="T18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81" style:parent-style-name="Absatz-Standardschriftart" style:family="text">
      <style:text-properties fo:language="en" fo:country="GB"/>
    </style:style>
    <style:style style:name="T18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83" style:parent-style-name="Absatz-Standardschriftart" style:family="text">
      <style:text-properties fo:language="en" fo:country="GB"/>
    </style:style>
    <style:style style:name="P184" style:parent-style-name="Listenabsatz" style:list-style-name="LFO4" style:family="paragraph"/>
    <style:style style:name="P185" style:parent-style-name="Listenabsatz" style:list-style-name="LFO4" style:family="paragraph"/>
    <style:style style:name="P186" style:parent-style-name="Listenabsatz" style:list-style-name="LFO4" style:family="paragraph">
      <style:text-properties fo:language="en" fo:country="GB"/>
    </style:style>
    <style:style style:name="P187" style:parent-style-name="Listenabsatz" style:list-style-name="LFO4" style:family="paragraph">
      <style:text-properties fo:language="en" fo:country="GB"/>
    </style:style>
    <style:style style:name="P188" style:parent-style-name="Listenabsatz" style:list-style-name="LFO4" style:family="paragraph">
      <style:text-properties fo:language="en" fo:country="GB"/>
    </style:style>
    <style:style style:name="P189" style:parent-style-name="Listenabsatz" style:list-style-name="LFO4" style:family="paragraph">
      <style:text-properties fo:language="en" fo:country="GB"/>
    </style:style>
    <style:style style:name="P190"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91" style:parent-style-name="Standard" style:family="paragraph">
      <style:text-properties fo:language="en" fo:country="GB"/>
    </style:style>
    <style:style style:name="P192" style:parent-style-name="Listenabsatz" style:list-style-name="LFO4" style:family="paragraph">
      <style:text-properties fo:language="en" fo:country="GB"/>
    </style:style>
    <style:style style:name="P193" style:parent-style-name="Listenabsatz" style:list-style-name="LFO4" style:family="paragraph">
      <style:text-properties fo:language="en" fo:country="GB"/>
    </style:style>
    <style:style style:name="P194" style:parent-style-name="Listenabsatz" style:list-style-name="LFO4" style:family="paragraph">
      <style:text-properties fo:language="en" fo:country="GB"/>
    </style:style>
    <style:style style:name="P195" style:parent-style-name="Listenabsatz" style:list-style-name="LFO4" style:family="paragraph">
      <style:text-properties fo:language="en" fo:country="GB"/>
    </style:style>
    <style:style style:name="P196" style:parent-style-name="Listenabsatz" style:list-style-name="LFO4" style:family="paragraph">
      <style:text-properties fo:language="en" fo:country="GB"/>
    </style:style>
    <style:style style:name="P197" style:parent-style-name="Listenabsatz" style:list-style-name="LFO4" style:family="paragraph">
      <style:text-properties fo:language="en" fo:country="GB"/>
    </style:style>
    <style:style style:name="P198" style:parent-style-name="Listenabsatz" style:list-style-name="LFO4" style:family="paragraph">
      <style:text-properties fo:language="en" fo:country="GB"/>
    </style:style>
    <style:style style:name="P199" style:parent-style-name="Listenabsatz" style:list-style-name="LFO4" style:family="paragraph">
      <style:text-properties fo:language="en" fo:country="GB"/>
    </style:style>
    <style:style style:name="P200" style:parent-style-name="Listenabsatz" style:list-style-name="LFO4" style:family="paragraph">
      <style:text-properties fo:language="en" fo:country="GB"/>
    </style:style>
    <style:style style:name="P201" style:parent-style-name="Standard" style:family="paragraph">
      <style:text-properties fo:language="en" fo:country="GB"/>
    </style:style>
    <style:style style:name="P202" style:parent-style-name="Listenabsatz" style:list-style-name="LFO4" style:family="paragraph">
      <style:text-properties fo:language="en" fo:country="GB"/>
    </style:style>
    <style:style style:name="P203" style:parent-style-name="Listenabsatz" style:list-style-name="LFO4" style:family="paragraph">
      <style:text-properties fo:language="en" fo:country="GB"/>
    </style:style>
    <style:style style:name="P204" style:parent-style-name="Listenabsatz" style:list-style-name="LFO4" style:family="paragraph">
      <style:text-properties fo:language="en" fo:country="GB"/>
    </style:style>
    <style:style style:name="P205" style:parent-style-name="Listenabsatz" style:list-style-name="LFO4" style:family="paragraph">
      <style:text-properties fo:language="en" fo:country="GB"/>
    </style:style>
    <style:style style:name="P206" style:parent-style-name="Listenabsatz" style:list-style-name="LFO4" style:family="paragraph">
      <style:text-properties fo:language="en" fo:country="GB"/>
    </style:style>
    <style:style style:name="P207" style:parent-style-name="Listenabsatz" style:list-style-name="LFO4" style:family="paragraph">
      <style:text-properties fo:language="en" fo:country="GB"/>
    </style:style>
    <style:style style:name="P208" style:parent-style-name="Listenabsatz" style:list-style-name="LFO4" style:family="paragraph">
      <style:text-properties fo:language="en" fo:country="GB"/>
    </style:style>
    <style:style style:name="P209" style:parent-style-name="Listenabsatz" style:list-style-name="LFO4" style:family="paragraph">
      <style:text-properties fo:language="en" fo:country="GB"/>
    </style:style>
    <style:style style:name="P210" style:parent-style-name="Listenabsatz" style:list-style-name="LFO4" style:family="paragraph">
      <style:text-properties fo:language="en" fo:country="GB"/>
    </style:style>
    <style:style style:name="P211" style:parent-style-name="Listenabsatz" style:list-style-name="LFO4" style:family="paragraph">
      <style:text-properties fo:language="en" fo:country="GB"/>
    </style:style>
    <style:style style:name="P212"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13"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14" style:parent-style-name="Absatz-Standardschriftart" style:family="text">
      <style:text-properties fo:language="en" fo:country="GB"/>
    </style:style>
    <style:style style:name="T21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16" style:parent-style-name="Absatz-Standardschriftart" style:family="text">
      <style:text-properties fo:language="en" fo:country="GB"/>
    </style:style>
    <style:style style:name="T217"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18" style:parent-style-name="Absatz-Standardschriftart" style:family="text">
      <style:text-properties fo:language="en" fo:country="GB"/>
    </style:style>
    <style:style style:name="T21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20" style:parent-style-name="Absatz-Standardschriftart" style:family="text">
      <style:text-properties fo:language="en" fo:country="GB"/>
    </style:style>
    <style:style style:name="P221" style:parent-style-name="Listenabsatz" style:list-style-name="LFO4" style:family="paragraph">
      <style:text-properties fo:language="en" fo:country="GB"/>
    </style:style>
    <style:style style:name="P222" style:parent-style-name="Listenabsatz" style:list-style-name="LFO4" style:family="paragraph">
      <style:text-properties fo:language="en" fo:country="GB"/>
    </style:style>
    <style:style style:name="P223" style:parent-style-name="Listenabsatz" style:list-style-name="LFO4" style:family="paragraph">
      <style:text-properties fo:language="en" fo:country="GB"/>
    </style:style>
    <style:style style:name="P224" style:parent-style-name="Listenabsatz" style:list-style-name="LFO4" style:family="paragraph">
      <style:text-properties fo:language="en" fo:country="GB"/>
    </style:style>
    <style:style style:name="P225"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26" style:parent-style-name="Listenabsatz" style:list-style-name="LFO4" style:family="paragraph">
      <style:text-properties fo:language="en" fo:country="GB"/>
    </style:style>
    <style:style style:name="P227" style:parent-style-name="Listenabsatz" style:list-style-name="LFO4" style:family="paragraph">
      <style:text-properties fo:language="en" fo:country="GB"/>
    </style:style>
    <style:style style:name="P228" style:parent-style-name="Listenabsatz" style:list-style-name="LFO4" style:family="paragraph">
      <style:text-properties fo:language="en" fo:country="GB"/>
    </style:style>
    <style:style style:name="P229" style:parent-style-name="Listenabsatz" style:list-style-name="LFO4" style:family="paragraph">
      <style:text-properties fo:language="en" fo:country="GB"/>
    </style:style>
    <style:style style:name="P230" style:parent-style-name="Listenabsatz" style:list-style-name="LFO4" style:family="paragraph">
      <style:text-properties fo:language="en" fo:country="GB"/>
    </style:style>
    <style:style style:name="P231" style:parent-style-name="Listenabsatz" style:list-style-name="LFO4" style:family="paragraph">
      <style:text-properties fo:language="en" fo:country="GB"/>
    </style:style>
    <style:style style:name="P232" style:parent-style-name="Listenabsatz" style:list-style-name="LFO4" style:family="paragraph">
      <style:text-properties fo:language="en" fo:country="GB"/>
    </style:style>
    <style:style style:name="P233" style:parent-style-name="Listenabsatz" style:list-style-name="LFO4" style:family="paragraph">
      <style:text-properties fo:language="en" fo:country="GB"/>
    </style:style>
    <style:style style:name="P234" style:parent-style-name="Listenabsatz" style:list-style-name="LFO4" style:family="paragraph">
      <style:text-properties fo:language="en" fo:country="GB"/>
    </style:style>
    <style:style style:name="P235" style:parent-style-name="Listenabsatz" style:list-style-name="LFO4" style:family="paragraph">
      <style:text-properties fo:language="en" fo:country="GB"/>
    </style:style>
    <style:style style:name="P236" style:parent-style-name="Listenabsatz" style:list-style-name="LFO4" style:family="paragraph">
      <style:text-properties fo:language="en" fo:country="GB"/>
    </style:style>
    <style:style style:name="P237" style:parent-style-name="Listenabsatz" style:list-style-name="LFO4" style:family="paragraph">
      <style:text-properties fo:language="en" fo:country="GB"/>
    </style:style>
    <style:style style:name="P238" style:parent-style-name="Listenabsatz" style:list-style-name="LFO4" style:family="paragraph">
      <style:text-properties fo:language="en" fo:country="GB"/>
    </style:style>
    <style:style style:name="P239" style:parent-style-name="Listenabsatz" style:list-style-name="LFO4" style:family="paragraph">
      <style:text-properties fo:language="en" fo:country="GB"/>
    </style:style>
    <style:style style:name="P240"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4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2" style:parent-style-name="Absatz-Standardschriftart" style:family="text">
      <style:text-properties fo:language="en" fo:country="GB"/>
    </style:style>
    <style:style style:name="T243"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4" style:parent-style-name="Absatz-Standardschriftart" style:family="text">
      <style:text-properties fo:language="en" fo:country="GB"/>
    </style:style>
    <style:style style:name="T24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6" style:parent-style-name="Absatz-Standardschriftart" style:family="text">
      <style:text-properties fo:language="en" fo:country="GB"/>
    </style:style>
    <style:style style:name="T247"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8" style:parent-style-name="Absatz-Standardschriftart" style:family="text">
      <style:text-properties fo:language="en" fo:country="GB"/>
    </style:style>
    <style:style style:name="T24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0" style:parent-style-name="Absatz-Standardschriftart" style:family="text">
      <style:text-properties fo:language="en" fo:country="GB"/>
    </style:style>
    <style:style style:name="P251" style:parent-style-name="Listenabsatz" style:list-style-name="LFO4" style:family="paragraph"/>
    <style:style style:name="T252" style:parent-style-name="Absatz-Standardschriftart" style:family="text">
      <style:text-properties fo:language="en" fo:country="GB"/>
    </style:style>
    <style:style style:name="P253" style:parent-style-name="Listenabsatz" style:list-style-name="LFO4" style:family="paragraph"/>
    <style:style style:name="T254" style:parent-style-name="Absatz-Standardschriftart" style:family="text">
      <style:text-properties fo:language="en" fo:country="GB"/>
    </style:style>
    <style:style style:name="P255"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5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7" style:parent-style-name="Absatz-Standardschriftart" style:family="text">
      <style:text-properties fo:language="en" fo:country="GB"/>
    </style:style>
    <style:style style:name="T25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9" style:parent-style-name="Absatz-Standardschriftart" style:family="text">
      <style:text-properties fo:language="en" fo:country="GB"/>
    </style:style>
    <style:style style:name="T26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1" style:parent-style-name="Absatz-Standardschriftart" style:family="text">
      <style:text-properties fo:language="en" fo:country="GB"/>
    </style:style>
    <style:style style:name="T26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3" style:parent-style-name="Absatz-Standardschriftart" style:family="text">
      <style:text-properties fo:language="en" fo:country="GB"/>
    </style:style>
    <style:style style:name="P264"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65"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6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7" style:parent-style-name="Absatz-Standardschriftart" style:family="text">
      <style:text-properties fo:language="en" fo:country="GB"/>
    </style:style>
    <style:style style:name="T26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9" style:parent-style-name="Absatz-Standardschriftart" style:family="text">
      <style:text-properties fo:language="en" fo:country="GB"/>
    </style:style>
    <style:style style:name="T27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1" style:parent-style-name="Absatz-Standardschriftart" style:family="text">
      <style:text-properties fo:language="en" fo:country="GB"/>
    </style:style>
    <style:style style:name="T27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3" style:parent-style-name="Absatz-Standardschriftart" style:family="text">
      <style:text-properties fo:language="en" fo:country="GB"/>
    </style:style>
    <style:style style:name="P274" style:parent-style-name="Listenabsatz" style:list-style-name="LFO4" style:family="paragraph"/>
    <style:style style:name="T275" style:parent-style-name="Absatz-Standardschriftart" style:family="text">
      <style:text-properties fo:language="en" fo:country="GB"/>
    </style:style>
    <style:style style:name="P276" style:parent-style-name="Listenabsatz" style:list-style-name="LFO4" style:family="paragraph"/>
    <style:style style:name="T277" style:parent-style-name="Absatz-Standardschriftart" style:family="text">
      <style:text-properties fo:language="en" fo:country="GB"/>
    </style:style>
    <style:style style:name="T27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9" style:parent-style-name="Absatz-Standardschriftart" style:family="text">
      <style:text-properties fo:language="en" fo:country="GB"/>
    </style:style>
    <style:style style:name="P280"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8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2" style:parent-style-name="Absatz-Standardschriftart" style:family="text">
      <style:text-properties fo:language="en" fo:country="GB"/>
    </style:style>
    <style:style style:name="T283"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4" style:parent-style-name="Absatz-Standardschriftart" style:family="text">
      <style:text-properties fo:language="en" fo:country="GB"/>
    </style:style>
    <style:style style:name="T285" style:parent-style-name="Absatz-Standardschriftart" style:family="text">
      <style:text-properties fo:font-style="italic" style:font-style-asian="italic" style:font-style-complex="italic" fo:language="en" fo:country="GB"/>
    </style:style>
    <style:style style:name="T286" style:parent-style-name="Absatz-Standardschriftart" style:family="text">
      <style:text-properties fo:language="en" fo:country="GB"/>
    </style:style>
    <style:style style:name="T287"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8" style:parent-style-name="Absatz-Standardschriftart" style:family="text">
      <style:text-properties fo:language="en" fo:country="GB"/>
    </style:style>
    <style:style style:name="T28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0" style:parent-style-name="Absatz-Standardschriftart" style:family="text">
      <style:text-properties fo:language="en" fo:country="GB"/>
    </style:style>
    <style:style style:name="T29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2" style:parent-style-name="Absatz-Standardschriftart" style:family="text">
      <style:text-properties fo:language="en" fo:country="GB"/>
    </style:style>
    <style:style style:name="P293"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9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5" style:parent-style-name="Absatz-Standardschriftart" style:family="text">
      <style:text-properties fo:language="en" fo:country="GB"/>
    </style:style>
    <style:style style:name="P296" style:parent-style-name="Standard" style:family="paragraph">
      <style:text-properties fo:language="en" fo:country="GB"/>
    </style:style>
    <style:style style:name="P297" style:parent-style-name="Standard" style:family="paragraph">
      <style:text-properties fo:language="en" fo:country="GB"/>
    </style:style>
    <style:style style:name="P298" style:parent-style-name="Standard" style:family="paragraph">
      <style:text-properties fo:language="en" fo:country="GB"/>
    </style:style>
    <style:style style:name="P299" style:parent-style-name="Standard" style:family="paragraph">
      <style:text-properties fo:language="en" fo:country="GB"/>
    </style:style>
    <style:style style:name="P300" style:parent-style-name="Standard" style:family="paragraph">
      <style:text-properties fo:language="en" fo:country="GB"/>
    </style:style>
    <style:style style:name="P301" style:parent-style-name="Standard" style:family="paragraph">
      <style:text-properties fo:language="en" fo:country="GB"/>
    </style:style>
    <style:style style:name="P302" style:parent-style-name="Standard" style:family="paragraph">
      <style:paragraph-properties fo:break-before="page"/>
      <style:text-properties fo:language="en" fo:country="GB"/>
    </style:style>
    <style:style style:name="P303"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04" style:parent-style-name="Standard"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05" style:parent-style-name="Standard" style:family="paragraph">
      <style:text-properties fo:language="en" fo:country="GB"/>
    </style:style>
    <style:style style:name="TableColumn307" style:family="table-column">
      <style:table-column-properties style:column-width="2.0972in"/>
    </style:style>
    <style:style style:name="TableColumn308" style:family="table-column">
      <style:table-column-properties style:column-width="2.0979in"/>
    </style:style>
    <style:style style:name="TableColumn309" style:family="table-column">
      <style:table-column-properties style:column-width="2.0979in"/>
    </style:style>
    <style:style style:name="Table306" style:family="table">
      <style:table-properties style:width="6.293in" fo:margin-left="0in" table:align="lef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fo:line-height="100%"/>
      <style:text-properties fo:language="en" fo:country="GB"/>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margin-bottom="0in" fo:line-height="100%"/>
      <style:text-properties fo:language="en" fo:country="GB"/>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margin-bottom="0in" fo:line-height="100%"/>
      <style:text-properties fo:language="en" fo:country="GB"/>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margin-bottom="0in" fo:line-height="100%"/>
      <style:text-properties fo:language="en" fo:country="GB"/>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margin-bottom="0in" fo:line-height="100%"/>
      <style:text-properties fo:language="en" fo:country="GB"/>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margin-bottom="0in" fo:line-height="100%"/>
      <style:text-properties fo:language="en" fo:country="GB"/>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margin-bottom="0in" fo:line-height="100%"/>
      <style:text-properties fo:language="en" fo:country="GB"/>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margin-bottom="0in" fo:line-height="100%"/>
      <style:text-properties fo:language="en" fo:country="GB"/>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margin-bottom="0in" fo:line-height="100%"/>
      <style:text-properties fo:language="en" fo:country="GB"/>
    </style:style>
    <style:style style:name="P338" style:parent-style-name="Standard" style:family="paragraph">
      <style:text-properties fo:language="en" fo:country="GB"/>
    </style:style>
    <style:style style:name="P339" style:parent-style-name="Standard" style:family="paragraph">
      <style:text-properties fo:language="en" fo:country="GB"/>
    </style:style>
    <style:style style:name="P340" style:parent-style-name="Standard" style:family="paragraph">
      <style:text-properties fo:language="en" fo:country="GB"/>
    </style:style>
    <style:style style:name="P341" style:parent-style-name="Standard" style:family="paragraph">
      <style:paragraph-properties fo:break-before="page"/>
      <style:text-properties fo:language="en" fo:country="GB"/>
    </style:style>
    <style:style style:name="P342"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3" style:parent-style-name="Standard" style:family="paragraph">
      <style:paragraph-properties fo:break-before="page"/>
      <style:text-properties fo:language="en" fo:country="GB"/>
    </style:style>
    <style:style style:name="P344"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5" style:parent-style-name="Standard" style:family="paragraph">
      <style:text-properties fo:language="en" fo:country="GB"/>
    </style:style>
    <style:style style:name="P346" style:parent-style-name="Standard" style:family="paragraph">
      <style:paragraph-properties fo:break-before="page"/>
      <style:text-properties fo:language="en" fo:country="GB"/>
    </style:style>
    <style:style style:name="P347"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8" style:parent-style-name="Standard" style:family="paragraph">
      <style:paragraph-properties fo:break-before="page"/>
      <style:text-properties fo:font-size="16pt" style:font-size-asian="16pt" style:font-size-complex="16pt" style:text-underline-type="single" style:text-underline-style="solid" style:text-underline-width="auto" style:text-underline-mode="continuous"/>
    </style:style>
    <style:style style:name="P349"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style:style>
    <style:style style:name="P350" style:parent-style-name="Standard" style:family="paragraph">
      <style:text-properties fo:language="en" fo:country="GB"/>
    </style:style>
  </office:automatic-styles>
  <office:body>
    <office:text text:use-soft-page-breaks="true">
      <text:p text:style-name="P1">DOCUMENTATION – PASSWORD MANAGER</text:p>
      <text:p text:style-name="P3">By group 4</text:p>
      <text:p text:style-name="P4"/>
      <text:p text:style-name="P5"/>
      <text:p text:style-name="Standard">Overall:<text:tab/><text:tab/><text:tab/><text:tab/><text:tab/><text:tab/><text:tab/><text:tab/><text:tab/>page number</text:p>
      <text:list text:style-name="LFO1" text:continue-numbering="true">
        <text:list-item>
          <text:p text:style-name="P6">Application description…………………………………………………………………….2</text:p>
        </text:list-item>
        <text:list-item>
          <text:p text:style-name="P7">Features…………………………………………………………………………………………3</text:p>
        </text:list-item>
        <text:list-item>
          <text:p text:style-name="P8">Design / Architecture</text:p>
        </text:list-item>
        <text:list-item>
          <text:p text:style-name="P9">Naming conventions</text:p>
        </text:list-item>
        <text:list-item>
          <text:p text:style-name="P10">Installation process</text:p>
        </text:list-item>
        <text:list-item>
          <text:p text:style-name="P11">Testing<text:s/></text:p>
        </text:list-item>
        <text:list-item>
          <text:p text:style-name="P12">Use of AI / LLM<text:s/></text:p>
        </text:list-item>
      </text:list>
      <text:p text:style-name="P13"/>
      <text:list text:style-name="LFO2" text:continue-numbering="true">
        <text:list-item>
          <text:p text:style-name="P14"><text:s/>Application description</text:p>
        </text:list-item>
      </text:list>
      <text:p text:style-name="Standard"/>
      <text:p text:style-name="P15">Password manager is a software that is installed locally on a stand-alone machine (not part of a network, no server needed), which manages the passwords for the local user of this machine. The user can manage different passwords for different applications in a central point. That means, that the user can define <text:s/>an encrypted file where he can create / write /edit passwords for different applications and websites in order to have them in a central point for easier access.</text:p>
      <text:p text:style-name="P16"/>
      <text:p text:style-name="P17"/>
      <text:list text:style-name="LFO2" text:continue-numbering="true">
        <text:list-item>
          <text:p text:style-name="P18"><text:s/>Features<text:s/></text:p>
        </text:list-item>
      </text:list>
      <text:p text:style-name="P19"/>
      <text:p text:style-name="P20">The password manager offers the following features and capabilities for the user:</text:p>
      <text:list text:style-name="LFO3" text:continue-numbering="true">
        <text:list-item>
          <text:p text:style-name="P21"><text:span text:style-name="T22">File creation<text:s/></text:span></text:p>
        </text:list-item>
      </text:list>
      <text:p text:style-name="P23">The command “init” creates a new vault where the user stores passwords. It gives the user the option to select a name for the vault and allows him to initiate the process of creating a password file.</text:p>
      <text:p text:style-name="P24">How to use:<text:s/></text:p>
      <text:p text:style-name="P25">The User can either use “init” by itself, and will be guided through the initialization, or use “init &lt;vault-name&gt; to directly choose a name.<text:s/></text:p>
      <text:list text:style-name="LFO4" text:continue-numbering="true">
        <text:list-item>
          <text:p text:style-name="P26">Open vault<text:s/></text:p>
        </text:list-item>
      </text:list>
      <text:p text:style-name="P27">The command “open” allows the user to open one of the existing vaults and access all passwords stored in this vault. The master password is needed to access this vault.<text:s/></text:p>
      <text:p text:style-name="P28">How to use:</text:p>
      <text:p text:style-name="P29">Open &lt;vault-name&gt;</text:p>
      <text:list text:style-name="LFO4" text:continue-numbering="true">
        <text:list-item>
          <text:p text:style-name="P30">List all Vaults</text:p>
        </text:list-item>
      </text:list>
      <text:p text:style-name="P31">The command “vaults” allows the user to get an overview of all existing vaults.<text:s/></text:p>
      <text:list text:style-name="LFO4" text:continue-numbering="true">
        <text:list-item>
          <text:p text:style-name="P32">Edit file</text:p>
        </text:list-item>
      </text:list>
      <text:p text:style-name="P33">The command “edit” allows you to open the file and edit the passwords in it and the associated information. That is, you can change an existing password entry (including the entry name, the url, the username, the password and the notes).<text:s/></text:p>
      <text:list text:style-name="LFO4" text:continue-numbering="true">
        <text:list-item>
          <text:p text:style-name="P34">Add new password entry</text:p>
        </text:list-item>
      </text:list>
      <text:p text:style-name="P35">The command “add” allows the user to add a new password entry.<text:s/></text:p>
      <text:p text:style-name="P36">How to use:</text:p>
      <text:p text:style-name="P37">The user can type “add” to add a new entry OR the user can type “add &lt;en-try_name&gt;” and then he will be guided through the rest of the process automatically where he can define the entry name (if command “add” was used), the username, the url, the notes and the password.</text:p>
      <text:p text:style-name="P38"/>
      <text:soft-page-break/>
      <text:list text:style-name="LFO4" text:continue-numbering="true">
        <text:list-item>
          <text:p text:style-name="P39">Delete a password entry<text:s/></text:p>
        </text:list-item>
      </text:list>
      <text:p text:style-name="P40">The command “delete”, removes a password entry from the vault.</text:p>
      <text:list text:style-name="LFO4" text:continue-numbering="true">
        <text:list-item>
          <text:p text:style-name="P41">Delete a vault</text:p>
        </text:list-item>
      </text:list>
      <text:p text:style-name="P42">The command “deletevault” permanently deletes a vault.<text:s/>Due to RustPass’s logic, the vault must be opened<text:s/>in order to be able to delete it.</text:p>
      <text:list text:style-name="LFO4" text:continue-numbering="true">
        <text:list-item>
          <text:p text:style-name="P43">List one entry</text:p>
        </text:list-item>
      </text:list>
      <text:p text:style-name="P44">The command “get” lets the User pick 1 Entry to be shown.<text:s/></text:p>
      <text:p text:style-name="P45">How to use:</text:p>
      <text:p text:style-name="P46">Get uses the currently open vault and requires the user to type the entryname with get: “get &lt;entryname&gt;”. With this, the password will be censored, to show the password “get &lt;entryname&gt; -s(--show)” does the trick. Though, using -s does query the user to input the master-password for the current vault for more security.</text:p>
      <text:list text:style-name="LFO4" text:continue-numbering="true">
        <text:list-item>
          <text:p text:style-name="P47">List all entries</text:p>
        </text:list-item>
      </text:list>
      <text:p text:style-name="P48">The command “getall” allows the user to view all saved password entries in the currently opened vault.</text:p>
      <text:list text:style-name="LFO4" text:continue-numbering="true">
        <text:list-item>
          <text:p text:style-name="P49">Generate a secure password</text:p>
        </text:list-item>
      </text:list>
      <text:p text:style-name="P50">The command “generate” gives the user the option to generate a secure password for a password entry (NOT THE MASTER-PASSWORD).</text:p>
      <text:p text:style-name="P51">How to use:</text:p>
      <text:p text:style-name="P52">“Generate &lt;length-of-generated-password&gt;”<text:s/></text:p>
      <text:p text:style-name="P53">Generate &lt;…&gt; -f (--no-symbols) (to not include any symbols in the password)</text:p>
      <text:list text:style-name="LFO4" text:continue-numbering="true">
        <text:list-item>
          <text:p text:style-name="P54">Change Master password</text:p>
        </text:list-item>
      </text:list>
      <text:p text:style-name="P55">The command “changemaster” changes the master password.</text:p>
      <text:list text:style-name="LFO4" text:continue-numbering="true">
        <text:list-item>
          <text:p text:style-name="P56">Clears the terminal</text:p>
        </text:list-item>
      </text:list>
      <text:p text:style-name="P57">The command “clear” clears the terminal for a cleaner look.<text:s/></text:p>
      <text:list text:style-name="LFO4" text:continue-numbering="true">
        <text:list-item>
          <text:p text:style-name="P58">Exit the application<text:s/></text:p>
        </text:list-item>
      </text:list>
      <text:p text:style-name="P59">The command “quit” queries the user to confirm by using “y/n” and then terminates the application. By using “quit -f (--force)” the query can be skipped.</text:p>
      <text:p text:style-name="P60"/>
      <text:list text:style-name="LFO2" text:continue-numbering="true">
        <text:list-item>
          <text:p text:style-name="P61"><text:s/>Design and implementation</text:p>
        </text:list-item>
      </text:list>
      <text:p text:style-name="P62"/>
      <text:p text:style-name="P63">The design has the following components:<text:s/></text:p>
      <text:list text:style-name="LFO2" text:continue-numbering="true">
        <text:list-item>
          <text:list>
            <text:list-item>
              <text:p text:style-name="P64">Command line interface</text:p>
            </text:list-item>
            <text:list-item>
              <text:p text:style-name="P65">File encryption</text:p>
            </text:list-item>
            <text:list-item>
              <text:p text:style-name="P66">Master key management</text:p>
            </text:list-item>
            <text:list-item>
              <text:p text:style-name="P67">File management</text:p>
            </text:list-item>
          </text:list>
        </text:list-item>
      </text:list>
      <text:p text:style-name="P68"/>
      <text:p text:style-name="P69">This section describes how the software works from a programming point of view. The password manager application requires that Rust is installed. The following files are found in password_manager folder:</text:p>
      <text:p text:style-name="P70"/>
      <text:p text:style-name="P71">password_manager/</text:p>
      <text:p text:style-name="P72">│</text:p>
      <text:p text:style-name="Standard"><text:span text:style-name="T73">├</text:span><text:span text:style-name="T74">──</text:span><text:span text:style-name="T75"><text:s/>Cargo.toml</text:span></text:p>
      <text:p text:style-name="Standard"><text:span text:style-name="T76">├</text:span><text:span text:style-name="T77">──</text:span><text:span text:style-name="T78"><text:s/>Cargo.lock</text:span></text:p>
      <text:p text:style-name="P79">│</text:p>
      <text:p text:style-name="Standard"><text:span text:style-name="T80">├</text:span><text:span text:style-name="T81">──</text:span><text:span text:style-name="T82"><text:s/>src/</text:span></text:p>
      <text:p text:style-name="Standard"><text:span text:style-name="T83">│ <text:s text:c="2"/></text:span><text:span text:style-name="T84">├</text:span><text:span text:style-name="T85">──</text:span><text:span text:style-name="T86"><text:s/>main.rs</text:span></text:p>
      <text:p text:style-name="Standard"><text:span text:style-name="T87">│ <text:s text:c="2"/></text:span><text:span text:style-name="T88">├</text:span><text:span text:style-name="T89">──</text:span><text:span text:style-name="T90"><text:s/>cli.rs</text:span></text:p>
      <text:p text:style-name="Standard"><text:span text:style-name="T91">│ <text:s text:c="2"/></text:span><text:span text:style-name="T92">├</text:span><text:span text:style-name="T93">──</text:span><text:span text:style-name="T94"><text:s/>lib.rs</text:span></text:p>
      <text:p text:style-name="Standard"><text:span text:style-name="T95">│ <text:s text:c="2"/></text:span><text:span text:style-name="T96">├</text:span><text:span text:style-name="T97">──</text:span><text:span text:style-name="T98"><text:s/>vault_file_manager.rs<text:s/></text:span></text:p>
      <text:p text:style-name="Standard"><text:span text:style-name="T99">│ <text:s text:c="2"/></text:span><text:span text:style-name="T100">├</text:span><text:span text:style-name="T101">──</text:span><text:span text:style-name="T102"><text:s/>vault_entry_manager.rs<text:s/></text:span></text:p>
      <text:p text:style-name="Standard"><text:span text:style-name="T103">│ <text:s text:c="2"/></text:span><text:span text:style-name="T104">├</text:span><text:span text:style-name="T105">──</text:span><text:span text:style-name="T106"><text:s/>crypto.rs<text:s/></text:span></text:p>
      <text:p text:style-name="Standard"><text:span text:style-name="T107">│ <text:s text:c="2"/></text:span><text:span text:style-name="T108">├</text:span><text:span text:style-name="T109">──</text:span><text:span text:style-name="T110"><text:s/>errors.rs<text:s/></text:span></text:p>
      <text:p text:style-name="P111">│</text:p>
      <text:p text:style-name="Standard"><text:span text:style-name="T112">├</text:span><text:span text:style-name="T113">──</text:span><text:span text:style-name="T114"><text:s/>vaults/</text:span></text:p>
      <text:p text:style-name="Standard"><text:span text:style-name="T115">│ <text:s text:c="2"/>└──<text:s/></text:span><text:span text:style-name="T116">vault_name</text:span><text:span text:style-name="T117">.psdb <text:s/></text:span></text:p>
      <text:p text:style-name="P118">│</text:p>
      <text:p text:style-name="Standard"><text:span text:style-name="T119">├</text:span><text:span text:style-name="T120">──</text:span><text:span text:style-name="T121"><text:s/>README.md</text:span></text:p>
      <text:p text:style-name="P122">└── .gitignore</text:p>
      <text:p text:style-name="P123"/>
      <text:p text:style-name="P124">*this is from chatgpt<text:s/></text:p>
      <text:p text:style-name="P125"/>
      <text:p text:style-name="P126">All files are described below:</text:p>
      <text:p text:style-name="P127"/>
      <text:p text:style-name="Standard"><text:span text:style-name="T128">File name:</text:span><text:span text:style-name="T129"><text:s/>main.rs</text:span></text:p>
      <text:p text:style-name="Standard"><text:span text:style-name="T130">Description:</text:span><text:span text:style-name="T131"><text:s/>main contains the general code for execution which ties all features together. Main runs a continuous loop that prompts the user to enter his selections. It terminates the program when the user enters the command quit.</text:span></text:p>
      <text:p text:style-name="Standard"><text:span text:style-name="T132">Variables:<text:s/></text:span><text:span text:style-name="T133">-</text:span></text:p>
      <text:p text:style-name="P134">Functions:</text:p>
      <text:list text:style-name="LFO4" text:continue-numbering="true">
        <text:list-item>
          <text:p text:style-name="P135">fn main ()</text:p>
          <text:list text:continue-numbering="true">
            <text:list-item>
              <text:p text:style-name="P136">contains loop</text:p>
            </text:list-item>
            <text:list-item>
              <text:p text:style-name="P137">contains “handle” function calls to cli.rs</text:p>
            </text:list-item>
            <text:list-item>
              <text:p text:style-name="P138">contains Error output/basic handling for these functions</text:p>
            </text:list-item>
          </text:list>
        </text:list-item>
      </text:list>
      <text:p text:style-name="P139"><text:span text:style-name="T140">Comments:<text:s/></text:span><text:span text:style-name="T141">-</text:span></text:p>
      <text:p text:style-name="Standard"><text:span text:style-name="T142">File name:</text:span><text:span text:style-name="T143"><text:s/>lib.rs</text:span></text:p>
      <text:p text:style-name="Standard"><text:span text:style-name="T144">Description:<text:s/></text:span><text:span text:style-name="T145">All helper functions are placed in this file</text:span></text:p>
      <text:p text:style-name="Standard"><text:span text:style-name="T146">Variables:</text:span><text:span text:style-name="T147"><text:s/>-</text:span></text:p>
      <text:p text:style-name="P148">Functions:</text:p>
      <text:list text:style-name="LFO4" text:continue-numbering="true">
        <text:list-item>
          <text:p text:style-name="P149">fn intro_animation()</text:p>
          <text:list text:continue-numbering="true">
            <text:list-item>
              <text:p text:style-name="P150">prints a frame</text:p>
            </text:list-item>
          </text:list>
        </text:list-item>
        <text:list-item>
          <text:p text:style-name="P151">fn clear_terminal()</text:p>
          <text:list text:continue-numbering="true">
            <text:list-item>
              <text:p text:style-name="P152">clears the terminal screen</text:p>
            </text:list-item>
          </text:list>
        </text:list-item>
      </text:list>
      <text:p text:style-name="P153"><text:span text:style-name="T154">Comments:</text:span><text:span text:style-name="T155"><text:s/>-</text:span></text:p>
      <text:p text:style-name="Standard"><text:span text:style-name="T156">File name:</text:span><text:span text:style-name="T157"><text:s/>vault_file_manager.rs</text:span></text:p>
      <text:p text:style-name="Standard"><text:span text:style-name="T158">Description:<text:s/></text:span><text:span text:style-name="T159">This file is responsible for managing all the vaults. It contains functions that initialize the process of creating a new vault, closing a vault, opening an existing vault, changing the master password and listing all existing vaults.<text:s/></text:span></text:p>
      <text:p text:style-name="Standard"><text:span text:style-name="T160">Variables:</text:span><text:span text:style-name="T161"><text:s/>-</text:span></text:p>
      <text:p text:style-name="Standard"><text:span text:style-name="T162">Functions:</text:span></text:p>
      <text:list text:style-name="LFO4" text:continue-numbering="true">
        <text:list-item>
          <text:p text:style-name="P163">pub fn initialize_vault(name: String)</text:p>
          <text:soft-page-break/>
          <text:list text:continue-numbering="true">
            <text:list-item>
              <text:p text:style-name="P164">creates a new empty vault in memory and ensures no file with the same name exists. It does not create the file, does not set a master password nor does it encrypt it</text:p>
            </text:list-item>
          </text:list>
        </text:list-item>
        <text:list-item>
          <text:p text:style-name="P165">pub fn close_vault(vault: &amp;Vault, password: SecretString)</text:p>
          <text:list text:continue-numbering="true">
            <text:list-item>
              <text:p text:style-name="P166">Closes the opened vault. It saves the changes made and encrypts the vault. The master password is used to encrypt the vault.<text:s/></text:p>
            </text:list-item>
          </text:list>
        </text:list-item>
        <text:list-item>
          <text:p text:style-name="P167">pub fn open_vault(file_name: String, password: SecretString)</text:p>
          <text:list text:continue-numbering="true">
            <text:list-item>
              <text:p text:style-name="P168">Opens an existing vault with the correct master password. Otherwise, an error is returned</text:p>
            </text:list-item>
          </text:list>
        </text:list-item>
        <text:list-item>
          <text:p text:style-name="P169">pub fn check_vaults_exist ()</text:p>
          <text:list text:continue-numbering="true">
            <text:list-item>
              <text:p text:style-name="P170">checks if a vault exists.</text:p>
            </text:list-item>
          </text:list>
        </text:list-item>
        <text:list-item>
          <text:p text:style-name="P171">pub fn change_master_pw(vault_name: String, old_password: SecretString, new_password: SecretString)</text:p>
          <text:list text:continue-numbering="true">
            <text:list-item>
              <text:p text:style-name="P172">Changes the old master password to a new one, given that the old password typed by the user is correct.<text:s/></text:p>
            </text:list-item>
          </text:list>
        </text:list-item>
        <text:list-item>
          <text:p text:style-name="P173">pub fn list_vaults()</text:p>
          <text:list text:continue-numbering="true">
            <text:list-item>
              <text:p text:style-name="P174">lists all existing vaults.</text:p>
            </text:list-item>
          </text:list>
        </text:list-item>
      </text:list>
      <text:p text:style-name="P175"><text:span text:style-name="T176">Comments:</text:span><text:span text:style-name="T177"><text:s/>dependent on cli.rs. Uses crypto.rs and vault_entry_manager.rs</text:span></text:p>
      <text:p text:style-name="Standard"><text:span text:style-name="T178">File name:</text:span><text:span text:style-name="T179"><text:s/>vault_entry_manager.rs</text:span></text:p>
      <text:p text:style-name="Standard"><text:span text:style-name="T180">Description:<text:s/></text:span><text:span text:style-name="T181">Edits the entries inside the vault file. It is assumed that the vault already exists. <text:s/></text:span></text:p>
      <text:p text:style-name="Standard"><text:span text:style-name="T182">Variables:</text:span><text:span text:style-name="T183"><text:s/></text:span></text:p>
      <text:list text:style-name="LFO4" text:continue-numbering="true">
        <text:list-item>
          <text:p text:style-name="P184">pub struct Vault<text:s/></text:p>
          <text:list text:continue-numbering="true">
            <text:list-item>
              <text:p text:style-name="P185">defines a vault</text:p>
            </text:list-item>
            <text:list-item>
              <text:p text:style-name="P186">a vault always has a name and entries.</text:p>
            </text:list-item>
          </text:list>
        </text:list-item>
        <text:list-item>
          <text:p text:style-name="P187">pub struct Entry</text:p>
          <text:list text:continue-numbering="true">
            <text:list-item>
              <text:p text:style-name="P188">defines an entry inside the vault</text:p>
            </text:list-item>
            <text:list-item>
              <text:p text:style-name="P189">an entry includes an entry name, username, password, url and notes</text:p>
            </text:list-item>
          </text:list>
        </text:list-item>
      </text:list>
      <text:p text:style-name="P190">Functions:<text:s/></text:p>
      <text:p text:style-name="P191">The entry struct implements functions:</text:p>
      <text:list text:style-name="LFO4" text:continue-numbering="true">
        <text:list-item>
          <text:p text:style-name="P192">pub fn set_name</text:p>
        </text:list-item>
        <text:list-item>
          <text:p text:style-name="P193">pub fn set_username</text:p>
        </text:list-item>
        <text:list-item>
          <text:p text:style-name="P194">pub fn set_password</text:p>
        </text:list-item>
        <text:list-item>
          <text:p text:style-name="P195">pub fn set_url</text:p>
        </text:list-item>
        <text:list-item>
          <text:p text:style-name="P196">pub fn set_notes</text:p>
        </text:list-item>
        <text:list-item>
          <text:p text:style-name="P197">pub fn remove_username</text:p>
        </text:list-item>
        <text:list-item>
          <text:p text:style-name="P198">pub fn remove_password</text:p>
        </text:list-item>
        <text:list-item>
          <text:p text:style-name="P199">pub fn remove_url</text:p>
        </text:list-item>
        <text:list-item>
          <text:p text:style-name="P200">pub fn remove_notes</text:p>
        </text:list-item>
      </text:list>
      <text:p text:style-name="P201">The vault struct implements functions:</text:p>
      <text:list text:style-name="LFO4" text:continue-numbering="true">
        <text:list-item>
          <text:p text:style-name="P202">pub fn new</text:p>
        </text:list-item>
        <text:list-item>
          <text:p text:style-name="P203">pub fn get_name</text:p>
        </text:list-item>
        <text:list-item>
          <text:p text:style-name="P204">pub fn to_json</text:p>
        </text:list-item>
        <text:list-item>
          <text:p text:style-name="P205">pub fn set_name</text:p>
        </text:list-item>
        <text:list-item>
          <text:p text:style-name="P206">pub fn add_entry</text:p>
        </text:list-item>
        <text:list-item>
          <text:p text:style-name="P207">pub fn get_entry_by_name</text:p>
        </text:list-item>
        <text:list-item>
          <text:p text:style-name="P208">pub fn get_entry_by_entry</text:p>
        </text:list-item>
        <text:list-item>
          <text:p text:style-name="P209">pub fn remove_entry_by_name</text:p>
        </text:list-item>
        <text:list-item>
          <text:p text:style-name="P210">pub fn remove_entry_by_entry</text:p>
        </text:list-item>
        <text:list-item>
          <text:p text:style-name="P211">pub fn list_entries</text:p>
        </text:list-item>
      </text:list>
      <text:p text:style-name="P212"><text:span text:style-name="T213">Comments:</text:span><text:span text:style-name="T214"><text:s/>dependent on cli.rs <text:s/></text:span></text:p>
      <text:p text:style-name="Standard"><text:span text:style-name="T215">File name:</text:span><text:span text:style-name="T216"><text:s/>cli.rs</text:span></text:p>
      <text:p text:style-name="Standard"><text:span text:style-name="T217">Description:</text:span><text:span text:style-name="T218"><text:s/>Contains structs, enums and functions for handling the command line interface. These functions communicate with the user, and pass the data given by the user to the other files.<text:s/></text:span></text:p>
      <text:p text:style-name="Standard"><text:span text:style-name="T219">Variables:</text:span><text:span text:style-name="T220"><text:s/></text:span></text:p>
      <text:list text:style-name="LFO4" text:continue-numbering="true">
        <text:list-item>
          <text:p text:style-name="P221">struct CLI</text:p>
        </text:list-item>
        <text:list-item>
          <text:p text:style-name="P222">enum CommandCLI</text:p>
          <text:list text:continue-numbering="true">
            <text:list-item>
              <text:p text:style-name="P223">contains all possible commands that can be used on the command line.<text:s/></text:p>
            </text:list-item>
            <text:list-item>
              <text:p text:style-name="P224">These commands include: Init, Add, ShowEntries, Delete, ChangeMaster, Vaults, Modify, Open, Switch, Quit</text:p>
            </text:list-item>
          </text:list>
        </text:list-item>
      </text:list>
      <text:p text:style-name="P225">Functions:</text:p>
      <text:list text:style-name="LFO4" text:continue-numbering="true">
        <text:list-item>
          <text:p text:style-name="P226">pub fn spinner()</text:p>
        </text:list-item>
        <text:list-item>
          <text:p text:style-name="P227">pub fn handle_command_init(option_name: Option&lt;String&gt;)</text:p>
          <text:list text:continue-numbering="true">
            <text:list-item>
              <text:p text:style-name="P228">If there is another vault currently opened, the init will close() the current one, and make the new vault the current one.</text:p>
            </text:list-item>
          </text:list>
        </text:list-item>
        <text:list-item>
          <text:p text:style-name="P229">pub fn handle_command_add(option_vault: &amp;mut Option&lt;Vault&gt;, name: String, username: Option&lt;String&gt;, url: Option&lt;String&gt;, notes: Option&lt;String&gt;, password: Option&lt;String&gt;)</text:p>
        </text:list-item>
        <text:list-item>
          <text:p text:style-name="P230">pub fn handle_command_get()<text:s/></text:p>
        </text:list-item>
        <text:list-item>
          <text:p text:style-name="P231">pub fn handle_command_show_entries()<text:s/></text:p>
        </text:list-item>
        <text:list-item>
          <text:p text:style-name="P232">pub fn handle_command_delete()<text:s/></text:p>
        </text:list-item>
        <text:list-item>
          <text:p text:style-name="P233">pub fn handle_command_generate()<text:s/></text:p>
        </text:list-item>
        <text:list-item>
          <text:p text:style-name="P234">pub fn handle_command_change_master()<text:s/></text:p>
        </text:list-item>
        <text:list-item>
          <text:p text:style-name="P235">pub fn handle_command_modify()<text:s/></text:p>
        </text:list-item>
        <text:list-item>
          <text:p text:style-name="P236">pub fn handle_command_open()<text:s/></text:p>
        </text:list-item>
        <text:list-item>
          <text:p text:style-name="P237">pub fn handle_command_switch()<text:s/></text:p>
        </text:list-item>
        <text:list-item>
          <text:p text:style-name="P238">pub fn handle_command_vaults()<text:s/></text:p>
        </text:list-item>
        <text:list-item>
          <text:p text:style-name="P239">pub fn handle_command_quit(option_vault: Option&lt;Vault&gt;, force: bool)</text:p>
        </text:list-item>
      </text:list>
      <text:p text:style-name="P240"><text:span text:style-name="T241">Comments:</text:span><text:span text:style-name="T242"><text:s/>-</text:span></text:p>
      <text:p text:style-name="Standard"><text:span text:style-name="T243">File name:</text:span><text:span text:style-name="T244"><text:s/>crypto.rs</text:span></text:p>
      <text:p text:style-name="Standard"><text:span text:style-name="T245">Description:<text:s/></text:span><text:span text:style-name="T246">Includes all security and cryptography code. Uses the enc_file crate, which internally applies encryption algorithm XChaCha20-Poly1305 and Argon2id as a KDF for correct use of master password (SecretString) securely.</text:span></text:p>
      <text:p text:style-name="Standard"><text:span text:style-name="T247">Variables:</text:span><text:span text:style-name="T248"><text:s/>-</text:span></text:p>
      <text:p text:style-name="Standard"><text:span text:style-name="T249">Functions:<text:s/></text:span><text:span text:style-name="T250">(all public functions)</text:span></text:p>
      <text:list text:style-name="LFO4" text:continue-numbering="true">
        <text:list-item>
          <text:p text:style-name="P251"><text:span text:style-name="T252">pub fn encrypt_vault(password: &amp;SecretString, vault_json:String)</text:span></text:p>
        </text:list-item>
        <text:list-item>
          <text:p text:style-name="P253"><text:span text:style-name="T254">pub fn decrypt_vault(pw:SecretString, msg:&amp;[u8])</text:span></text:p>
        </text:list-item>
      </text:list>
      <text:p text:style-name="P255"><text:span text:style-name="T256">Comments:</text:span><text:span text:style-name="T257"><text:s/>dependent on cli.rs <text:s/></text:span></text:p>
      <text:p text:style-name="Standard"><text:span text:style-name="T258">File name:</text:span><text:span text:style-name="T259"><text:s/>session.rs</text:span></text:p>
      <text:p text:style-name="Standard"><text:span text:style-name="T260">Description:<text:s/></text:span><text:span text:style-name="T261">handles each user session, from the time the user logs in until the time the user logs out or the inactivity time of 30 minutes has been reached. Creates sessions, stores expiration of session. Logs users in and out. Enforces session policies such as timeouts and 2FA</text:span></text:p>
      <text:p text:style-name="Standard"><text:span text:style-name="T262">Variables:</text:span><text:span text:style-name="T263"><text:s/>-</text:span></text:p>
      <text:p text:style-name="P264">Functions:</text:p>
      <text:p text:style-name="P265"><text:span text:style-name="T266">Comments:</text:span><text:span text:style-name="T267"><text:s/>//calls crypto.rs to verify passwords</text:span></text:p>
      <text:p text:style-name="Standard"><text:span text:style-name="T268">File name:</text:span><text:span text:style-name="T269"><text:s/>errors.rs</text:span></text:p>
      <text:p text:style-name="Standard"><text:span text:style-name="T270">Description:<text:s/></text:span><text:span text:style-name="T271">includes all errors for correct error handling</text:span></text:p>
      <text:p text:style-name="Standard"><text:span text:style-name="T272">Variables:</text:span><text:span text:style-name="T273"><text:s/></text:span></text:p>
      <text:list text:style-name="LFO4" text:continue-numbering="true">
        <text:list-item>
          <text:p text:style-name="P274"><text:span text:style-name="T275">pub enum CryptoError</text:span></text:p>
        </text:list-item>
        <text:list-item>
          <text:p text:style-name="P276"><text:span text:style-name="T277">pub enum VaultError</text:span></text:p>
        </text:list-item>
      </text:list>
      <text:p text:style-name="Standard"><text:span text:style-name="T278">Functions:<text:s/></text:span><text:span text:style-name="T279">-</text:span></text:p>
      <text:p text:style-name="P280"><text:span text:style-name="T281">Comments:</text:span><text:span text:style-name="T282"><text:s/></text:span></text:p>
      <text:p text:style-name="Standard"><text:span text:style-name="T283">File name:</text:span><text:span text:style-name="T284"><text:s/></text:span><text:span text:style-name="T285">vault_name</text:span><text:span text:style-name="T286">.psdb</text:span></text:p>
      <text:soft-page-break/>
      <text:p text:style-name="Standard"><text:span text:style-name="T287">Description:<text:s/></text:span><text:span text:style-name="T288">This file is created after initializing a vault. The name of the vault is determined by the user. All password entries will be saved here. A password entry contains: name_entry, url, username, password, notes. This file is empty when the vault is first initialized. This file is automatically encrypted and is only decrypted when the correct master password is inputted.<text:s/></text:span></text:p>
      <text:p text:style-name="Standard"><text:span text:style-name="T289">Variables:</text:span><text:span text:style-name="T290"><text:s/>-</text:span></text:p>
      <text:p text:style-name="Standard"><text:span text:style-name="T291">Functions:<text:s/></text:span><text:span text:style-name="T292">-</text:span></text:p>
      <text:p text:style-name="P293"><text:span text:style-name="T294">Comments:</text:span><text:span text:style-name="T295"><text:s/>handled by vault_file_manager.rs</text:span></text:p>
      <text:p text:style-name="P296"/>
      <text:p text:style-name="P297"/>
      <text:p text:style-name="P298"/>
      <text:p text:style-name="P299"/>
      <text:p text:style-name="P300"/>
      <text:p text:style-name="P301"/>
      <text:p text:style-name="P302"/>
      <text:list text:style-name="LFO2" text:continue-numbering="true">
        <text:list-item>
          <text:p text:style-name="P303">Naming conventions</text:p>
        </text:list-item>
      </text:list>
      <text:p text:style-name="P304"/>
      <text:p text:style-name="P305">This section defines all important names that could be useful to the programmer and the user.<text: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Name</text:p>
          </table:table-cell>
          <table:table-cell table:style-name="TableCell313">
            <text:p text:style-name="P314">Type</text:p>
          </table:table-cell>
          <table:table-cell table:style-name="TableCell315">
            <text:p text:style-name="P316">Description<text:s/></text:p>
          </table:table-cell>
        </table:table-row>
        <table:table-row table:style-name="TableRow317">
          <table:table-cell table:style-name="TableCell318">
            <text:p text:style-name="P319">vault</text:p>
          </table:table-cell>
          <table:table-cell table:style-name="TableCell320">
            <text:p text:style-name="P321">.psdb</text:p>
          </table:table-cell>
          <table:table-cell table:style-name="TableCell322">
            <text:p text:style-name="P323">This file contains all password entries. Multiple vaults will be available when the user creates them.<text:s/></text:p>
          </table:table-cell>
        </table:table-row>
        <table:table-row table:style-name="TableRow324">
          <table:table-cell table:style-name="TableCell325">
            <text:p text:style-name="P326">Master password</text:p>
          </table:table-cell>
          <table:table-cell table:style-name="TableCell327">
            <text:p text:style-name="P328"/>
          </table:table-cell>
          <table:table-cell table:style-name="TableCell329">
            <text:p text:style-name="P330">This is the only password which the user remembers. It gives access to all vaults.</text:p>
          </table:table-cell>
        </table:table-row>
        <table:table-row table:style-name="TableRow331">
          <table:table-cell table:style-name="TableCell332">
            <text:p text:style-name="P333"/>
          </table:table-cell>
          <table:table-cell table:style-name="TableCell334">
            <text:p text:style-name="P335"/>
          </table:table-cell>
          <table:table-cell table:style-name="TableCell336">
            <text:p text:style-name="P337"/>
          </table:table-cell>
        </table:table-row>
      </table:table>
      <text:p text:style-name="P338"/>
      <text:p text:style-name="P339"/>
      <text:p text:style-name="P340"/>
      <text:p text:style-name="P341"/>
      <text:list text:style-name="LFO2" text:continue-numbering="true">
        <text:list-item>
          <text:p text:style-name="P342">Installation process</text:p>
        </text:list-item>
      </text:list>
      <text:p text:style-name="P343"/>
      <text:list text:style-name="LFO2" text:continue-numbering="true">
        <text:list-item>
          <text:p text:style-name="P344">Testing</text:p>
        </text:list-item>
      </text:list>
      <text:p text:style-name="P345"/>
      <text:p text:style-name="P346"/>
      <text:list text:style-name="LFO2" text:continue-numbering="true">
        <text:list-item>
          <text:p text:style-name="P347">Use of AI / LLM</text:p>
        </text:list-item>
      </text:list>
      <text:p text:style-name="P348"/>
      <text:list text:style-name="LFO2" text:continue-numbering="true">
        <text:list-item>
          <text:p text:style-name="P349">Sources</text:p>
        </text:list-item>
      </text:list>
      <text:p text:style-name="P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tru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tru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tru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tru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tru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tru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tru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tru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true"/>
    </style:style>
    <style:style style:name="Standard" style:display-name="Standard" style:family="paragraph">
      <style:text-properties fo:hyphenate="true"/>
    </style:style>
    <style:style style:name="Absatz-Standardschriftart" style:display-name="Absatz-Standardschriftart" style:family="text"/>
    <style:style style:name="Heading1Char" style:display-name="Heading 1 Char"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Absatz-Standardschriftart">
      <style:text-properties style:font-name-asian="Times New Roman" style:font-name-complex="Times New Roman" fo:color="#0F476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true"/>
    </style:style>
    <style:style style:name="TitleChar" style:display-name="Title Char"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tru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tru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tru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true"/>
    </style:style>
    <style:style style:name="IntenseQuoteChar" style:display-name="Intense Quote Char"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2569in" text:list-level-position-and-space-mode="label-alignment">
          <style:list-level-label-alignment text:label-followed-by="listtab" fo:margin-left="0.5069in" fo:text-indent="-0.2569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ilidis, Stavroula</meta:initial-creator>
    <dc:creator>Manuel Zimmerbeutel</dc:creator>
    <meta:creation-date>2025-12-02T14:23:00Z</meta:creation-date>
    <dc:date>2025-12-24T15:05:00Z</dc:date>
    <meta:template xlink:href="Normal.dotm" xlink:type="simple"/>
    <meta:editing-cycles>43</meta:editing-cycles>
    <meta:editing-duration>PT0S</meta:editing-duration>
    <meta:document-statistic meta:page-count="15" meta:paragraph-count="19" meta:word-count="1366" meta:character-count="9957" meta:row-count="71" meta:non-whitespace-character-count="8610"/>
  </office:meta>
</office:document-meta>
</file>